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9854in" style:rel-column-width="39010*"/>
    </style:style>
    <style:style style:name="Table1.B" style:family="table-column">
      <style:table-column-properties style:column-width="0.7264in" style:rel-column-width="7110*"/>
    </style:style>
    <style:style style:name="Table1.C" style:family="table-column">
      <style:table-column-properties style:column-width="0.4819in" style:rel-column-width="4718*"/>
    </style:style>
    <style:style style:name="Table1.D" style:family="table-column">
      <style:table-column-properties style:column-width="0.4889in" style:rel-column-width="4784*"/>
    </style:style>
    <style:style style:name="Table1.F" style:family="table-column">
      <style:table-column-properties style:column-width="0.5306in" style:rel-column-width="519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3597in" style:rel-column-width="3522*"/>
    </style:style>
    <style:style style:name="Table2.B" style:family="table-column">
      <style:table-column-properties style:column-width="0.4243in" style:rel-column-width="4153*"/>
    </style:style>
    <style:style style:name="Table2.C" style:family="table-column">
      <style:table-column-properties style:column-width="3.6257in" style:rel-column-width="35488*"/>
    </style:style>
    <style:style style:name="Table2.D" style:family="table-column">
      <style:table-column-properties style:column-width="0.3667in" style:rel-column-width="3588*"/>
    </style:style>
    <style:style style:name="Table2.E" style:family="table-column">
      <style:table-column-properties style:column-width="0.3021in" style:rel-column-width="2957*"/>
    </style:style>
    <style:style style:name="Table2.I" style:family="table-column">
      <style:table-column-properties style:column-width="0.4729in" style:rel-column-width="4630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80ef" officeooo:paragraph-rsid="000780ef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0ef" officeooo:paragraph-rsid="000780ef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0pt"/>
    </style:style>
    <style:style style:name="P7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officeooo:rsid="0023562a" officeooo:paragraph-rsid="0023562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242793" officeooo:paragraph-rsid="0024279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officeooo:rsid="00242793" officeooo:paragraph-rsid="002427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0feb4" officeooo:paragraph-rsid="0020feb4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1ba63" officeooo:paragraph-rsid="0021ba63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2045d" officeooo:paragraph-rsid="0022045d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3562a" officeooo:paragraph-rsid="0023562a"/>
    </style:style>
    <style:style style:name="P18" style:family="paragraph" style:parent-style-name="Table_20_Heading">
      <style:text-properties fo:font-size="10pt" officeooo:rsid="001fab64" officeooo:paragraph-rsid="001fab64"/>
    </style:style>
    <style:style style:name="P19" style:family="paragraph" style:parent-style-name="Table_20_Heading">
      <style:text-properties fo:font-size="10pt" officeooo:rsid="001ffbda" officeooo:paragraph-rsid="001ffbda"/>
    </style:style>
    <style:style style:name="P20" style:family="paragraph" style:parent-style-name="Table_20_Contents">
      <style:text-properties style:text-line-through-style="none" style:text-line-through-type="none" fo:font-size="10pt" style:text-underline-style="none" fo:font-weight="bold" style:font-weight-asian="bold" style:font-weight-complex="bold"/>
    </style:style>
    <style:style style:name="P21" style:family="paragraph" style:parent-style-name="Table_20_Contents">
      <style:text-properties style:text-line-through-style="none" style:text-line-through-type="none" fo:font-size="10pt" style:text-underline-style="none" fo:font-weight="bold" officeooo:rsid="0019437f" officeooo:paragraph-rsid="0019437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fo:font-weight="bold" officeooo:rsid="0018dd8e" officeooo:paragraph-rsid="0018dd8e" style:font-weight-asian="bold" style:font-weight-complex="bold"/>
    </style:style>
    <style:style style:name="P23" style:family="paragraph" style:parent-style-name="Table_20_Contents">
      <style:text-properties style:text-line-through-style="none" style:text-line-through-type="none" fo:font-size="10pt" style:text-underline-style="none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19437f" officeooo:paragraph-rsid="0019437f"/>
    </style:style>
    <style:style style:name="P25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/>
    </style:style>
    <style:style style:name="P26" style:family="paragraph" style:parent-style-name="Table_20_Heading">
      <style:text-properties style:text-line-through-style="none" style:text-line-through-type="none" fo:font-size="10pt" style:text-underline-style="none"/>
    </style:style>
    <style:style style:name="P27" style:family="paragraph" style:parent-style-name="Table_20_Heading">
      <style:text-properties style:text-line-through-style="none" style:text-line-through-type="none" fo:font-size="10pt" style:text-underline-style="none" officeooo:rsid="00188d34" officeooo:paragraph-rsid="00188d34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1a3b00" officeooo:paragraph-rsid="001a3b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c087"/>
    </style:style>
    <style:style style:name="T3" style:family="text">
      <style:text-properties officeooo:rsid="00082ca5"/>
    </style:style>
    <style:style style:name="T4" style:family="text">
      <style:text-properties officeooo:rsid="000a19f0"/>
    </style:style>
    <style:style style:name="T5" style:family="text">
      <style:text-properties officeooo:rsid="000b9fd4"/>
    </style:style>
    <style:style style:name="T6" style:family="text">
      <style:text-properties officeooo:rsid="000f43ee"/>
    </style:style>
    <style:style style:name="T7" style:family="text">
      <style:text-properties officeooo:rsid="0010065a"/>
    </style:style>
    <style:style style:name="T8" style:family="text">
      <style:text-properties officeooo:rsid="00131429"/>
    </style:style>
    <style:style style:name="T9" style:family="text">
      <style:text-properties officeooo:rsid="0014deb6"/>
    </style:style>
    <style:style style:name="T10" style:family="text">
      <style:text-properties officeooo:rsid="0014fa51"/>
    </style:style>
    <style:style style:name="T11" style:family="text">
      <style:text-properties officeooo:rsid="00157548"/>
    </style:style>
    <style:style style:name="T12" style:family="text">
      <style:text-properties officeooo:rsid="0016c766"/>
    </style:style>
    <style:style style:name="T13" style:family="text">
      <style:text-properties officeooo:rsid="0019437f"/>
    </style:style>
    <style:style style:name="T14" style:family="text">
      <style:text-properties officeooo:rsid="001fab64"/>
    </style:style>
    <style:style style:name="T15" style:family="text">
      <style:text-properties officeooo:rsid="001ffbda"/>
    </style:style>
    <style:style style:name="T16" style:family="text">
      <style:text-properties officeooo:rsid="0021ba63"/>
    </style:style>
    <style:style style:name="T17" style:family="text">
      <style:text-properties officeooo:rsid="0025463c"/>
    </style:style>
    <style:style style:name="T18" style:family="text">
      <style:text-properties officeooo:rsid="002bd9d7"/>
    </style:style>
    <style:style style:name="T19" style:family="text">
      <style:text-properties officeooo:rsid="002d397e"/>
    </style:style>
    <style:style style:name="T20" style:family="text">
      <style:text-properties officeooo:rsid="002d9b07"/>
    </style:style>
    <style:style style:name="T21" style:family="text">
      <style:text-properties officeooo:rsid="002e8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STRY OF EDUCATION AND SCIENCE OF RUSSIA</text:p>
      <text:p text:style-name="Standard"/>
      <text:p text:style-name="P1">Federal State Educational Institute of Higher Education<text:line-break/>"Moscow Architectural Institute (State Academy)"</text:p>
      <text:p text:style-name="P1"/>
      <text:p text:style-name="P3">ANNOTATION TO THE WORK PROGRAM OF THE DISCIPLINE (MODULE)</text:p>
      <text:p text:style-name="P3">Architectural Materials Science (B1.O.28)</text:p>
      <text:p text:style-name="P3"/>
      <text:p text:style-name="P5">Assigned to the department:<text:tab/><text:span text:style-name="T1">Architectural Materials Science</text:span></text:p>
      <text:p text:style-name="P5">Educational Level:<text:tab/><text:span text:style-name="T1">Bachelor</text:span></text:p>
      <text:p text:style-name="P5">Specialization:<text:tab/><text:span text:style-name="T1">07.03.01 Architecture</text:span></text:p>
      <text:p text:style-name="P5">Basic professional educational program<text:line-break/>of higher education:<text:tab/><text:span text:style-name="T1">Architecture</text:span></text:p>
      <text:p text:style-name="P5">Form of study:<text:tab/><text:span text:style-name="T1">full-time</text:span></text:p>
      <text:p text:style-name="P5">Hours/credits:<text:tab/><text:span text:style-name="T1">108 hrs (3 credits)</text:span></text:p>
      <text:p text:style-name="P5"/>
      <text:p text:style-name="P5">The work program for a discipline (module) is based on:</text:p>
      <text:p text:style-name="P5"/>
      <text:p text:style-name="P5">1.<text:span text:style-name="T2"> </text:span>Federal State Educational Standard for Higher Education 07.03.01 Architecture,<text:span text:style-name="T2"> </text:span>approved by the order of the Ministry of Education and Science of Russia<text:span text:style-name="T2"> No</text:span> 509 of 08.06.2017</text:p>
      <text:p text:style-name="P5">2. Curriculum for the specialization 07.03.01 Architecture,<text:span text:style-name="T2"> </text:span>approved by the Academic Council of MA<text:span text:style-name="T2">RCH</text:span>I. Minutes N<text:span text:style-name="T2">o</text:span> 6-18/19 of 27.03.2019.</text:p>
      <text:p text:style-name="P5">The work program of the discipline (module) was approved at a department meeting.<text:span text:style-name="T19"> </text:span>Minutes: N<text:span text:style-name="T20">o</text:span> 05-19 of 24.05.2019.</text:p>
      <text:p text:style-name="P5"/>
      <text:p text:style-name="P5">Developed by <text:span text:style-name="T21">H</text:span>ead of the Department "Architectural Materials",<text:span text:style-name="T3"> </text:span>PhD, prof. V.E.Bayer.</text:p>
      <text:p text:style-name="P5"/>
      <text:p text:style-name="P5">Reviewed by: PhD, prof., Head of Dept. of Architectural Physics (MA<text:span text:style-name="T3">RCH</text:span>I)<text:span text:style-name="T3"> </text:span>N.I.Shepetkov; PhD, prof, Dean of the Evening faculty (MA<text:span text:style-name="T3">RCHI</text:span>) P.M.Zhuk</text:p>
      <text:h text:style-name="Heading_20_2" text:outline-level="2">I<text:span text:style-name="T4">NTRODUCTORY PART</text:span></text:h>
      <text:p text:style-name="P4">1. Goals of Mastering the Module</text:p>
      <text:p text:style-name="Text_20_body">- acquiring the necessary knowledge about the multifaceted relationship between architecture and its material palette, classification, physical properties, production technology capabilities, nomenclature and characteristics of materials;<text:span text:style-name="T5"> </text:span>- creative understanding of the experience of using materials in architectural and construction practice;<text:span text:style-name="T5"> </text:span>- ability to apply acquired knowledge in modern architectural design.</text:p>
      <text:p text:style-name="Text_20_body"/>
      <text:p text:style-name="P4">As a result of mastering the discipline, the student must:</text:p>
      <text:p text:style-name="Text_20_body"><text:span text:style-name="T1">Know:</text:span> physical properties, main types, characteristics of materials,<text:span text:style-name="T6"> </text:span>capabilities of modern technology for their production.</text:p>
      <text:p text:style-name="Text_20_body"><text:span text:style-name="T1">Be able to</text:span>: evaluate the possibility of rational use of materials<text:span text:style-name="T6"> </text:span>for specific buildings, taking into account operational, technical,<text:span text:style-name="T6"> </text:span>economic and environmental requirements.</text:p>
      <text:p text:style-name="Text_20_body"/>
      <text:p text:style-name="P4">2. The Place of the Module in the Educational Program of the Institute</text:p>
      <text:p text:style-name="P28">2.1. Requirements for preliminary preparation of the student: For successful masteryof the module, the student must have basic education equivalent to the high school curriculum.</text:p>
      <text:p text:style-name="P28"/>
      <text:p text:style-name="P28">2.2. A list of subsequent academic disciplines that require knowledge, skills and abilities<text:span text:style-name="T7"> </text:span>formed by this academic discipline:</text:p>
      <text:p text:style-name="P28">In accordance with the working curriculum</text:p>
      <text:p text:style-name="P28">Subsequent disciplines:</text:p>
      <text:p text:style-name="P28">Architectural structures.</text:p>
      <text:p text:style-name="P28"/>
      <text:p text:style-name="P4">3. Requirements for the results of mastering the discipline (module)</text:p>
      <text:p text:style-name="P28">The study of this discipline is aimed at developing in students the following competencies<text:span text:style-name="T8"> </text:span>in accordance with competency achievement indicators:</text:p>
      <text:p text:style-name="P29">GPC-3. General Professional Competencies (GPC). Able to participate in complex design<text:span text:style-name="T8"> </text:span>based on a systematic approach, based on current legal requirements (codes),financial resources, analysis of the situation in social, functional,<text:span text:style-name="T8"> </text:span>environmental, technological, engineering, historical, economic and aesthetic aspects.</text:p>
      <text:p text:style-name="P28">GPC-3.1. knows how to: Participate in the development of urban and spac<text:span text:style-name="T8">ial</text:span> planning solutions.<text:span text:style-name="T8"> </text:span>Participate in the preparation of presentation materials, support of project documentation at the approval stages.<text:span text:style-name="T8"> </text:span>Use methods of modeling and harmonization of artificial habitats when developing<text:span text:style-name="T8"> </text:span>urban and spac<text:span text:style-name="T8">ial</text:span> planning solutions. Use the techniques for preparing presentatio<text:span text:style-name="T8">n </text:span>materials for architectural projects and techniques of presenting them.</text:p>
      <text:p text:style-name="P28">GPC-3.2. knows: Composition of design documentation drawings, social, functional and technological,<text:span text:style-name="T9"> </text:span>ergonomic (including taking into account the characteristics of persons with disabilities<text:span text:style-name="T9"> </text:span>and groups of <text:span text:style-name="T9">persons</text:span> with limited mobility), aesthetic and<text:span text:style-name="T9"> </text:span>economic requirements for architectural objects of various types.</text:p>
      <text:p text:style-name="P28"/>
      <text:p text:style-name="P28">PC-2 Professional Competence (PC). Able to participate in the development and design<text:span text:style-name="T9"> </text:span>of the architectural and design section of the project documentation.</text:p>
      <text:p text:style-name="P28">PC-2.1. knows how to: participate in justifying the choice of architectural objects (including<text:span text:style-name="T10"> </text:span>taking into account the characteristics of persons with disabilities and groups of <text:span text:style-name="T10">persons </text:span>with limited mobility); - participate in the development of project documentation;<text:span text:style-name="T10"> </text:span>carry out calculations of technical and economic indicators; use<text:span text:style-name="T10"> </text:span>computer-aided<text:span text:style-name="T10"> </text:span>design and automation <text:span text:style-name="T10">software </text:span>in architectural projects.</text:p>
      <text:p text:style-name="P28">PC-2.2. knows: legal and regulatory requirements for architectural design;<text:span text:style-name="T11"> </text:span>- social, urban, historical and cultural, spacial, functional and technological,<text:span text:style-name="T11"> </text:span>constructional, compositional, artistic, ergonomic requirements for various environmental objects;<text:span text:style-name="T11"> </text:span>composition and rules for calculating technical and economic indicators<text:span text:style-name="T11"> </text:span>used in technical and economic calculations of design solutions;<text:span text:style-name="T11"> </text:span>- methods and techniques of computer-aided design, basic<text:span text:style-name="T11"> </text:span>software packages for design, creation of drawings and models.</text:p>
      <text:p text:style-name="P28"/>
      <text:p text:style-name="P28">UC-1. Universal Competence (UC). Able to search, critically analyze and synthesize information,<text:span text:style-name="T12"> </text:span>apply systematic approach to solving problems.</text:p>
      <text:p text:style-name="P28">UC-1.1. is able to: Participate in pre-project research, including historical,<text:span text:style-name="T12"> </text:span>cultural and sociological. Use tools and methods for working with bibliographic and<text:span text:style-name="T12"> </text:span>iconographic sources. Document the results of work on collecting, processing and analyzing data,<text:span text:style-name="T12"> </text:span>including using automation and computer-aided design and modeling tools.</text:p>
      <text:p text:style-name="P28">UC-1.2. knows: The main sources of information, including regulatory, methodological,<text:span text:style-name="T12"> </text:span>and reference sources. Types and methods of conducting pre-project research, including<text:span text:style-name="T12"> </text:span>historical and cultural. Tools and methods for working with bibliographic and iconographic materials.</text:p>
      <text:h text:style-name="Heading_20_2" text:outline-level="2">Main Part</text:h>
      <text:p text:style-name="P4">1. Module Scope and Types of Academic Wor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header-rows>
          <table:table-row>
            <table:table-cell table:style-name="Table1.A1" table:number-rows-spanned="2" office:value-type="string">
              <text:p text:style-name="P26">Type of academic work</text:p>
            </table:table-cell>
            <table:table-cell table:style-name="Table1.A1" table:number-rows-spanned="2" office:value-type="string">
              <text:p text:style-name="P26">Hours</text:p>
            </table:table-cell>
            <table:table-cell table:style-name="Table1.C1" table:number-columns-spanned="4" office:value-type="string">
              <text:p text:style-name="P26">Semesters / Trimesters</text:p>
            </table:table-cell>
            <table:covered-table-cell/>
            <table:covered-table-cell/>
            <table:covered-table-cell/>
          </table:table-row>
          <table:table-row>
            <table:covered-table-cell table:style-name="Table1.A2"/>
            <table:covered-table-cell table:style-name="Table1.A2"/>
            <table:table-cell table:style-name="Table1.A2" office:value-type="string">
              <text:p text:style-name="P27">1</text:p>
            </table:table-cell>
            <table:table-cell table:style-name="Table1.A2" office:value-type="string">
              <text:p text:style-name="P27">2</text:p>
            </table:table-cell>
            <table:table-cell table:style-name="Table1.A2" office:value-type="string">
              <text:p text:style-name="P26"/>
            </table:table-cell>
            <table:table-cell table:style-name="Table1.F2" office:value-type="string">
              <text:p text:style-name="P26"/>
            </table:table-cell>
          </table:table-row>
        </table:table-header-rows>
        <table:table-row>
          <table:table-cell table:style-name="Table1.A2" office:value-type="string">
            <text:p text:style-name="P20">Classroom work</text:p>
          </table:table-cell>
          <table:table-cell table:style-name="Table1.A2" office:value-type="string">
            <text:p text:style-name="P22">70</text:p>
          </table:table-cell>
          <table:table-cell table:style-name="Table1.A2" office:value-type="string">
            <text:p text:style-name="P22">34</text:p>
          </table:table-cell>
          <table:table-cell table:style-name="Table1.A2" office:value-type="string">
            <text:p text:style-name="P22">36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Lectures<text:span text:style-name="T14"> (LEC)</text:span></text:p>
          </table:table-cell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Practical lessons<text:span text:style-name="T14"> (PR)</text:span></text:p>
          </table:table-cell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Work in groups<text:span text:style-name="T14"> (GR)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Classroom work <text:span text:style-name="T13">spent during</text:span> attestations<text:span text:style-name="T14"> (AT)</text:span></text:p>
          </table:table-cell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Self-preparation for the exam<text:span text:style-name="T14"> (SP)</text:span></text:p>
          </table:table-cell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Independent work</text:p>
          </table:table-cell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0">Type of intermediate <text:span text:style-name="T13">attestation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>test</text:p>
          </table:table-cell>
          <table:table-cell table:style-name="Table1.A2" office:value-type="string">
            <text:p text:style-name="P24">exam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Total hours:</text:p>
          </table:table-cell>
          <table:table-cell table:style-name="Table1.A2" office:value-type="string">
            <text:p text:style-name="P24">108</text:p>
          </table:table-cell>
          <table:table-cell table:style-name="Table1.A2" office:value-type="string">
            <text:p text:style-name="P24">36</text:p>
          </table:table-cell>
          <table:table-cell table:style-name="Table1.A2" office:value-type="string">
            <text:p text:style-name="P24">72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Credits: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</table:table>
      <text:p text:style-name="P30">1 credit = 36 academic hours.</text:p>
      <text:p text:style-name="Text_20_body"/>
      <text:p text:style-name="P4">2. Sub-modules, topics and types of educational activiti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B"/>
        <table:table-column table:style-name="Table2.A"/>
        <table:table-column table:style-name="Table2.I"/>
        <table:table-header-rows>
          <table:table-row>
            <table:table-cell table:style-name="Table2.A1" office:value-type="string">
              <text:p text:style-name="P18">Se‑<text:line-break/>mes‑<text:line-break/>ter</text:p>
            </table:table-cell>
            <table:table-cell table:style-name="Table2.A1" office:value-type="string">
              <text:p text:style-name="P18">Sub‑<text:line-break/>mo‑<text:line-break/>dule</text:p>
            </table:table-cell>
            <table:table-cell table:style-name="Table2.A1" office:value-type="string">
              <text:p text:style-name="P18">Topic</text:p>
            </table:table-cell>
            <table:table-cell table:style-name="Table2.A1" office:value-type="string">
              <text:p text:style-name="P19">LEC</text:p>
            </table:table-cell>
            <table:table-cell table:style-name="Table2.A1" office:value-type="string">
              <text:p text:style-name="P18">P<text:span text:style-name="T15">R</text:span></text:p>
            </table:table-cell>
            <table:table-cell table:style-name="Table2.A1" office:value-type="string">
              <text:p text:style-name="P18">G<text:span text:style-name="T15">R</text:span></text:p>
            </table:table-cell>
            <table:table-cell table:style-name="Table2.A1" office:value-type="string">
              <text:p text:style-name="P18">A<text:span text:style-name="T15">T</text:span></text:p>
            </table:table-cell>
            <table:table-cell table:style-name="Table2.A1" office:value-type="string">
              <text:p text:style-name="P18">SP</text:p>
            </table:table-cell>
            <table:table-cell table:style-name="Table2.I1" office:value-type="string">
              <text:p text:style-name="P18">Total<text:line-break/>hours</text:p>
            </table:table-cell>
          </table:table-row>
        </table:table-header-rows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6">Introduction to Architectural Materials Science Basic Concepts <text:soft-page-break/>about<text:span text:style-name="T16"> </text:span>the relationship between architecture and materials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4">4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6">Classification of materials, their physical properties,</text:p>
            <text:p text:style-name="P6">concept of quality, standardization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4">4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6">Wood materials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4">6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6">Natural stone materials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>2</text:p>
          </table:table-cell>
          <table:table-cell table:style-name="Table2.I2" office:value-type="string">
            <text:p text:style-name="P15">8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6">Ceramic materials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/>
          </table:table-cell>
          <table:table-cell table:style-name="Table2.I2" office:value-type="string">
            <text:p text:style-name="P16">4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6">Materials from glass and other mineral melts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/>
          </table:table-cell>
          <table:table-cell table:style-name="Table2.I2" office:value-type="string">
            <text:p text:style-name="P16">4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6">Metal materials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5"/>
          </table:table-cell>
          <table:table-cell table:style-name="Table2.I2" office:value-type="string">
            <text:p text:style-name="P16">4</text:p>
          </table:table-cell>
        </table:table-row>
        <table:table-row>
          <table:table-cell table:style-name="Table2.A2" table:number-columns-spanned="8" office:value-type="string">
            <text:p text:style-name="P7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8">36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6">Mineral binders and materials based on them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I2" office:value-type="string">
            <text:p text:style-name="P17">12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6">Polymer-based materials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I2" office:value-type="string">
            <text:p text:style-name="P17">6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6">Special purpose materials and products (additional information)</text:p>
          </table:table-cell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4</text:p>
          </table:table-cell>
          <table:table-cell table:style-name="Table2.I2" office:value-type="string">
            <text:p text:style-name="P17">22</text:p>
          </table:table-cell>
        </table:table-row>
        <table:table-row>
          <table:table-cell table:style-name="Table2.A2" table:number-columns-spanned="8" office:value-type="string">
            <text:p text:style-name="P9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0">40</text:p>
          </table:table-cell>
        </table:table-row>
        <table:table-row>
          <table:table-cell table:style-name="Table2.A2" table:number-columns-spanned="8" office:value-type="string">
            <text:p text:style-name="P11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0">76</text:p>
          </table:table-cell>
        </table:table-row>
      </table:table>
      <text:p text:style-name="P28"/>
      <text:p text:style-name="P28">The <text:span text:style-name="T18">Fund</text:span> of <text:span text:style-name="T18">A</text:span>ssessment <text:span text:style-name="T18">T</text:span>ools is a mandatory section of the Work <text:span text:style-name="T17">P</text:span>rogram of the <text:span text:style-name="T17">D</text:span>iscipline (WPD)<text:span text:style-name="T17"> </text:span>(developed as a separate document).</text:p>
      <text:p text:style-name="P28"/>
      <text:p text:style-name="P28">Note: <text:span text:style-name="T18">The </text:span>Fund of <text:span text:style-name="T18">A</text:span>ssessment <text:span text:style-name="T18">T</text:span>ools - a set of assessment materials<text:span text:style-name="T17"> </text:span>as well as a description of forms and procedures designed to determine the level<text:span text:style-name="T17"> </text:span>of student achievement of established learning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15%" fo:text-indent="0.6in" style:auto-text-indent="false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40:12.683631180</meta:creation-date>
    <dc:date>2024-06-14T02:37:03.127112975</dc:date>
    <meta:editing-duration>PT1H28M26S</meta:editing-duration>
    <meta:editing-cycles>44</meta:editing-cycles>
    <meta:generator>LibreOffice/7.4.7.2$Linux_X86_64 LibreOffice_project/40$Build-2</meta:generator>
    <meta:document-statistic meta:table-count="2" meta:image-count="0" meta:object-count="0" meta:page-count="3" meta:paragraph-count="167" meta:word-count="1023" meta:character-count="6995" meta:non-whitespace-character-count="6139"/>
  </office:meta>
</office:document-meta>
</file>